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729fcf" draw:marker-start-width="0.8cm" draw:marker-end-width="0.8cm" draw:fill="none" draw:textarea-horizontal-align="justify" draw:textarea-vertical-align="middle" draw:auto-grow-height="false" fo:min-height="10.994cm" fo:min-width="10.744cm" fo:padding-top="0.225cm" fo:padding-bottom="0.225cm" fo:padding-left="0.35cm" fo:padding-right="0.3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73cm" fo:min-width="3.108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2.55cm" fo:min-width="4.6cm"/>
    </style:style>
    <style:style style:name="gr4" style:family="graphic" style:parent-style-name="objectwithoutfill">
      <style:graphic-properties svg:stroke-width="0.3cm" svg:stroke-color="#729fcf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9cm" svg:height="15.9cm" svg:x="6.8cm" svg:y="2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1cm" svg:height="2.8cm" svg:x="12.3cm" svg:y="1.7cm">
          <text:p text:style-name="P2"><text:span text:style-name="T1">discov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1cm" svg:height="2.8cm" svg:x="12.6cm" svg:y="16.7cm">
          <text:p text:style-name="P2"><text:span text:style-name="T1">collaboration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5.1cm" svg:height="2.8cm" svg:x="4.9cm" svg:y="12.5cm">
          <text:p text:style-name="P2"><text:span text:style-name="T1">wr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1cm" svg:height="2.8cm" svg:x="5.2cm" svg:y="5.9cm">
          <text:p text:style-name="P2"><text:span text:style-name="T1">pub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1cm" svg:height="2.8cm" svg:x="19.344cm" svg:y="12.25cm">
          <text:p text:style-name="P2"><text:span text:style-name="T1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1cm" svg:height="2.8cm" svg:x="19.6cm" svg:y="6cm">
          <text:p text:style-name="P2"><text:span text:style-name="T1">acquis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cm" svg:y1="4.5cm" svg:x2="20.4cm" svg:y2="4.8cm">
          <text:p/>
        </draw:line>
        <draw:line draw:style-name="gr4" draw:text-style-name="P1" draw:layer="layout" svg:x1="10.644cm" svg:y1="3.586cm" svg:x2="10.746cm" svg:y2="3.508cm">
          <text:p/>
        </draw:line>
        <draw:line draw:style-name="gr4" draw:text-style-name="P1" draw:layer="layout" svg:x1="6.799cm" svg:y1="10.3cm" svg:x2="6.79cm" svg:y2="9.8cm">
          <text:p/>
        </draw:line>
        <draw:line draw:style-name="gr4" draw:text-style-name="P1" draw:layer="layout" svg:x1="9.601cm" svg:y1="16.791cm" svg:x2="9.136cm" svg:y2="16.4cm">
          <text:p/>
        </draw:line>
        <draw:line draw:style-name="gr4" draw:text-style-name="P1" draw:layer="layout" svg:x1="19.323cm" svg:y1="17.132cm" svg:x2="18.9cm" svg:y2="17.399cm">
          <text:p/>
        </draw:line>
        <draw:line draw:style-name="gr4" draw:text-style-name="P1" draw:layer="layout" svg:x1="22.694cm" svg:y1="11.2cm" svg:x2="22.7cm" svg:y2="11.7cm">
          <text:p/>
        </draw:line>
        <draw:frame draw:style-name="gr5" draw:text-style-name="P4" draw:layer="layout" svg:width="7.286cm" svg:height="3.1cm" svg:x="11.314cm" svg:y="9.2cm">
          <draw:text-box>
            <text:p text:style-name="P3"><text:span text:style-name="T2">a simple data</text:span></text:p>
            <text:p text:style-name="P3"><text:span text:style-name="T2">lifecycle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Krause</meta:initial-creator>
    <meta:creation-date>2015-07-31T07:44:00.420366884</meta:creation-date>
    <dc:date>2015-07-31T08:03:12.812366160</dc:date>
    <dc:creator>Jan Krause</dc:creator>
    <meta:editing-duration>PT19M11S</meta:editing-duration>
    <meta:editing-cycles>3</meta:editing-cycles>
    <meta:generator>LibreOffice/4.4.2.2$Linux_X86_64 LibreOffice_project/40m0$Build-2</meta:generator>
    <meta:document-statistic meta:object-count="14"/>
  </office:meta>
</office:document-meta>
</file>